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67000006F88325A233EC8CCC4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5.7cm" svg:height="17.216cm" draw:z-index="0"><draw:image xlink:href="Pictures/1000000000000A67000006F88325A233EC8CCC4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6:36:09.330859025</meta:creation-date>
    <dc:date>2023-12-19T16:47:53.319061906</dc:date>
    <meta:editing-duration>PT1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